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ca3e" officeooo:paragraph-rsid="000fca3e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228b22" style:font-name="lucidatypewriter" fo:font-size="10pt" officeooo:rsid="000fca3e" style:font-size-asian="10pt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000000" style:font-name="lucidatypewriter" fo:font-size="10pt" officeooo:rsid="000fca3e" style:font-size-asian="10pt"/>
    </style:style>
    <style:style style:name="T5" style:family="text">
      <style:text-properties fo:color="#0000ff" style:font-name="lucidatypewriter" fo:font-size="10pt" style:font-size-asian="10pt"/>
    </style:style>
    <style:style style:name="T6" style:family="text">
      <style:text-properties fo:color="#a020f0" style:font-name="lucidatypewriter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LAB 7</text:span><text:span text:style-name="T1"> </text:span></text:p>
      <text:p text:style-name="Standard"><text:span text:style-name="T1">% (a) Ajuste los datos contenidos en el archivo usando mÄ±nimos cuadrados. </text:span></text:p>
      <text:p text:style-name="Standard"><text:span text:style-name="T1">% Para ello, ajuste con modelos polinomicos de grado 5, 15 y 20. Para cada</text:span></text:p>
      <text:p text:style-name="Standard"><text:span text:style-name="T1">% modelo calcule el error cuadratico medio total (ECMT).</text:span></text:p>
      <text:p text:style-name="Standard"><text:span text:style-name="T1"><text:s/></text:span></text:p>
      <text:p text:style-name="Standard"><text:span text:style-name="T3">Modelo5 = Minimos_Cuadrados( xd,yd,5 );</text:span></text:p>
      <text:p text:style-name="Standard"><text:span text:style-name="T3"><text:s/></text:span></text:p>
      <text:p text:style-name="Standard"><text:span text:style-name="T3">Error5 = 0;</text:span></text:p>
      <text:p text:style-name="Standard"><text:span text:style-name="T3"><text:s/></text:span></text:p>
      <text:p text:style-name="Standard"><text:span text:style-name="T5">for</text:span><text:span text:style-name="T3"> i = 1 : length(xd)</text:span></text:p>
      <text:p text:style-name="Standard"><text:span text:style-name="T3"><text:s text:c="4"/>Error5 = Error5 + (yd(i) - polyval(Modelo5,xd(i)))^2;</text:span></text:p>
      <text:p text:style-name="Standard"><text:span text:style-name="T5">end</text:span></text:p>
      <text:p text:style-name="Standard"><text:span text:style-name="T5"><text:s/></text:span></text:p>
      <text:p text:style-name="Standard"><text:span text:style-name="T3">Modelo15 = Minimos_Cuadrados( xd,yd,15 );</text:span></text:p>
      <text:p text:style-name="Standard"><text:span text:style-name="T3"><text:s/></text:span></text:p>
      <text:p text:style-name="Standard"><text:span text:style-name="T3">Error15 = 0;</text:span></text:p>
      <text:p text:style-name="Standard"><text:span text:style-name="T3"><text:s/></text:span></text:p>
      <text:p text:style-name="Standard"><text:span text:style-name="T5">for</text:span><text:span text:style-name="T3"> i = 1 : length(xd)</text:span></text:p>
      <text:p text:style-name="Standard"><text:span text:style-name="T3"><text:s text:c="4"/>Error15 = Error15 + (yd(i) - polyval(Modelo15,xd(i)))^2;</text:span></text:p>
      <text:p text:style-name="Standard"><text:span text:style-name="T5">end</text:span></text:p>
      <text:p text:style-name="Standard"><text:span text:style-name="T5"><text:s/></text:span></text:p>
      <text:p text:style-name="Standard"><text:span text:style-name="T3">Modelo20 = Minimos_Cuadrados( xd,yd,20 );</text:span></text:p>
      <text:p text:style-name="Standard"><text:span text:style-name="T3"><text:s/></text:span></text:p>
      <text:p text:style-name="Standard"><text:span text:style-name="T3">Error20 = 0;</text:span></text:p>
      <text:p text:style-name="Standard"><text:span text:style-name="T3"><text:s/></text:span></text:p>
      <text:p text:style-name="Standard"><text:span text:style-name="T5">for</text:span><text:span text:style-name="T3"> i = 1 : length(xd)</text:span></text:p>
      <text:p text:style-name="Standard"><text:span text:style-name="T3"><text:s text:c="4"/>Error20 = Error20 + (yd(i) - polyval(Modelo20,xd(i)))^2;</text:span></text:p>
      <text:p text:style-name="Standard"><text:span text:style-name="T5">end</text:span></text:p>
      <text:p text:style-name="Standard"><text:span text:style-name="T5"><text:s/></text:span></text:p>
      <text:p text:style-name="Standard"><text:span text:style-name="T1">% (b) Realice un grafico para cada modelo de ajuste obtenido, en cada </text:span></text:p>
      <text:p text:style-name="Standard"><text:span text:style-name="T1">% grafico incluya los datos. Documente adecuadamente los graficos </text:span></text:p>
      <text:p text:style-name="Standard"><text:span text:style-name="T1">% (etiquetas en los ejes, t ÌÄ±tulo, leyenda, etc.).</text:span></text:p>
      <text:p text:style-name="Standard"><text:span text:style-name="T1"><text:s/></text:span></text:p>
      <text:p text:style-name="Standard"><text:span text:style-name="T3">y1 = polyval(Modelo5,xd);</text:span></text:p>
      <text:p text:style-name="Standard"><text:span text:style-name="T3">y2 = polyval(Modelo15,xd);</text:span></text:p>
      <text:p text:style-name="Standard"><text:span text:style-name="T3">y3 = polyval(Modelo20,xd);</text:span></text:p>
      <text:p text:style-name="Standard"><text:span text:style-name="T3"><text:s/></text:span></text:p>
      <text:p text:style-name="Standard"><text:span text:style-name="T3">plot(xd,yd,</text:span><text:span text:style-name="T6">'x'</text:span><text:span text:style-name="T3">); </text:span><text:span text:style-name="T1">%Polinomio original</text:span></text:p>
      <text:p text:style-name="Standard"><text:span text:style-name="T3">hold </text:span><text:span text:style-name="T6">on</text:span></text:p>
      <text:p text:style-name="Standard"><text:span text:style-name="T3">plot(xd,y1,</text:span><text:span text:style-name="T6">'y'</text:span><text:span text:style-name="T3">); </text:span><text:span text:style-name="T1">%Polinomio pol1, color amarillo</text:span></text:p>
      <text:p text:style-name="Standard"><text:span text:style-name="T3">plot(xd,y2,</text:span><text:span text:style-name="T6">'b'</text:span><text:span text:style-name="T3">); </text:span><text:span text:style-name="T1">%Polinomio pol2, color azul</text:span></text:p>
      <text:p text:style-name="Standard"><text:span text:style-name="T3">plot(xd,y3,</text:span><text:span text:style-name="T6">'r'</text:span><text:span text:style-name="T3">); </text:span><text:span text:style-name="T1">%Polinomio pol1, color rojo</text:span></text:p>
      <text:p text:style-name="Standard"><text:span text:style-name="T3">title(</text:span><text:span text:style-name="T6">'Aproximaciones de la funcion'</text:span><text:span text:style-name="T3">);</text:span></text:p>
      <text:p text:style-name="Standard"><text:span text:style-name="T3">legend(</text:span><text:span text:style-name="T6">'Original'</text:span><text:span text:style-name="T3">,</text:span><text:span text:style-name="T6">'Modelo 5'</text:span><text:span text:style-name="T3">,</text:span><text:span text:style-name="T6">'Modelo 15'</text:span><text:span text:style-name="T3">,</text:span><text:span text:style-name="T6">'Modelo 20'</text:span><text:span text:style-name="T3">);</text:span></text:p>
      <text:p text:style-name="Standard"><text:span text:style-name="T3">xlabel(</text:span><text:span text:style-name="T6">'Tiempo(Minutos)'</text:span><text:span text:style-name="T3">);</text:span></text:p>
      <text:p text:style-name="Standard"><text:span text:style-name="T3">ylabel(</text:span><text:span text:style-name="T6">'Temperatura Media'</text:span><text:span text:style-name="T3">);</text:span></text:p>
      <text:p text:style-name="Standard"><text:span text:style-name="T3"><text:s/></text:span></text:p>
      <text:p text:style-name="Standard"><text:span text:style-name="T1">% (c) Analice dichos modelos, explique si ajustan adecuadamente los datos,</text:span></text:p>
      <text:p text:style-name="Standard"><text:span text:style-name="T1">% justifique adecuadamente.Seleccione el mejor modelo y uselo para predecir</text:span></text:p>
      <text:p text:style-name="Standard"><text:span text:style-name="T1">% el valor de la temperatura en los tiempos 4.5, 5 y 5.5 minutos. </text:span></text:p>
      <text:p text:style-name="Standard"><text:span text:style-name="T1">% Debe reportar las distintas aproximaciones con 15 dÄ±gitos en la parte</text:span></text:p>
      <text:p text:style-name="Standard"><text:span text:style-name="T1">% decimal.</text:span></text:p>
      <text:p text:style-name="Standard"><text:span text:style-name="T1"><text:s/></text:span></text:p>
      <text:p text:style-name="Standard"><text:span text:style-name="T3">format </text:span><text:span text:style-name="T6">LONG</text:span><text:span text:style-name="T3">;</text:span></text:p>
      <text:p text:style-name="Standard"><text:span text:style-name="T3"><text:s/></text:span></text:p>
      <text:p text:style-name="Standard"><text:span text:style-name="T3">temp4_5 = polyval(Modelo15,4.5);</text:span></text:p>
      <text:p text:style-name="Standard"><text:span text:style-name="T3">temp5 = polyval(Modelo15,5);</text:span></text:p>
      <text:p text:style-name="Standard"><text:span text:style-name="T3">temp5_5 = polyval(Modelo15,5.5);</text:span></text:p>
      <text:p text:style-name="Standard"><text:soft-page-break/><text:span text:style-name="T3"><text:s/></text:span></text:p>
      <text:p text:style-name="Standard"><text:span text:style-name="T1">% (d) Usando el modelo obtenido en el punto anterior, calcule el tiempo en </text:span></text:p>
      <text:p text:style-name="Standard"><text:span text:style-name="T1">% [0, 8] para el cual la temperatura es de 36.612 grados. Debe reportar</text:span></text:p>
      <text:p text:style-name="Standard"><text:span text:style-name="T1">% el resultado con 15 dÄ±gitos en la parte decimal.</text:span></text:p>
      <text:p text:style-name="Standard"><text:span text:style-name="T1"><text:s/></text:span></text:p>
      <text:p text:style-name="Standard"><text:span text:style-name="T3">vector36 = zeros(1,length(Modelo15));</text:span></text:p>
      <text:p text:style-name="Standard"><text:span text:style-name="T3">vector36(16) = 36.612;</text:span></text:p>
      <text:p text:style-name="Standard"><text:span text:style-name="T3">Modelo15_36 = Modelo15 - vector36;</text:span></text:p>
      <text:p text:style-name="Standard"><text:span text:style-name="T3">Tiempo36 = roots(Modelo15_36);</text:span></text:p>
      <text:p text:style-name="Standard"/>
      <text:p text:style-name="P1"><text:span text:style-name="T3">Minimos_Cuadrados</text:span></text:p>
      <text:p text:style-name="Standard"/>
      <text:p text:style-name="Standard"><text:span text:style-name="T5">function</text:span><text:span text:style-name="T3"> [ coefi ] = Minimos_Cuadrados( x,y,grado )</text:span></text:p>
      <text:p text:style-name="Standard"><text:span text:style-name="T3"><text:s/></text:span></text:p>
      <text:p text:style-name="Standard"><text:span text:style-name="T3"><text:s text:c="4"/></text:span><text:span text:style-name="T1">% Construimos la matriz de ecuaciones normales</text:span></text:p>
      <text:p text:style-name="Standard"><text:span text:style-name="T1"><text:s/></text:span></text:p>
      <text:p text:style-name="Standard"><text:span text:style-name="T3"><text:s text:c="4"/>A = zeros(grado + 1,grado + 1);</text:span></text:p>
      <text:p text:style-name="Standard"><text:span text:style-name="T3"><text:s text:c="4"/></text:span></text:p>
      <text:p text:style-name="Standard"><text:span text:style-name="T3"><text:s text:c="4"/></text:span><text:span text:style-name="T5">for</text:span><text:span text:style-name="T3"> i = 0 : grado</text:span></text:p>
      <text:p text:style-name="Standard"><text:span text:style-name="T3"><text:s text:c="8"/></text:span><text:span text:style-name="T5">for</text:span><text:span text:style-name="T3"> j = 0 : grado</text:span></text:p>
      <text:p text:style-name="Standard"><text:span text:style-name="T3"><text:s text:c="12"/>A(i + 1,j + 1) = sum(x.^(i + j));</text:span></text:p>
      <text:p text:style-name="Standard"><text:span text:style-name="T3"><text:s text:c="8"/></text:span><text:span text:style-name="T5">end</text:span></text:p>
      <text:p text:style-name="Standard"><text:span text:style-name="T3"><text:s text:c="4"/></text:span><text:span text:style-name="T5">end</text:span></text:p>
      <text:p text:style-name="Standard"><text:span text:style-name="T3"><text:s text:c="4"/></text:span></text:p>
      <text:p text:style-name="Standard"><text:span text:style-name="T3"><text:s text:c="4"/></text:span><text:span text:style-name="T1">% Construimos el otro lado</text:span></text:p>
      <text:p text:style-name="Standard"><text:span text:style-name="T3"><text:s text:c="4"/></text:span></text:p>
      <text:p text:style-name="Standard"><text:span text:style-name="T3"><text:s text:c="4"/>b = zeros(grado + 1,1);</text:span></text:p>
      <text:p text:style-name="Standard"><text:span text:style-name="T3"><text:s text:c="4"/></text:span></text:p>
      <text:p text:style-name="Standard"><text:span text:style-name="T3"><text:s text:c="4"/></text:span><text:span text:style-name="T5">for</text:span><text:span text:style-name="T3"> i = 0 : grado</text:span></text:p>
      <text:p text:style-name="Standard"><text:span text:style-name="T3"><text:s text:c="8"/></text:span></text:p>
      <text:p text:style-name="Standard"><text:span text:style-name="T3"><text:s text:c="8"/>aux = y .* (x.^(i));</text:span></text:p>
      <text:p text:style-name="Standard"><text:span text:style-name="T3"><text:s text:c="8"/>b(i + 1) = sum(aux);</text:span></text:p>
      <text:p text:style-name="Standard"><text:span text:style-name="T3"><text:s text:c="8"/></text:span></text:p>
      <text:p text:style-name="Standard"><text:span text:style-name="T3"><text:s text:c="4"/></text:span><text:span text:style-name="T5">end</text:span></text:p>
      <text:p text:style-name="Standard"><text:span text:style-name="T5"><text:s/></text:span></text:p>
      <text:p text:style-name="Standard"><text:span text:style-name="T3"><text:s text:c="4"/>coefi = ResolverCholesky(A,b);</text:span></text:p>
      <text:p text:style-name="Standard"><text:span text:style-name="T3"><text:s text:c="4"/>coefi = coefi';</text:span></text:p>
      <text:p text:style-name="Standard"><text:span text:style-name="T3"><text:s text:c="4"/>coefi = coefi(length(coefi):-1:1);</text:span></text:p>
      <text:p text:style-name="Standard"><text:span text:style-name="T3"><text:s/></text:span></text:p>
      <text:p text:style-name="Standard"><text:span text:style-name="T5">end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3:51:30.313703968</meta:creation-date>
    <dc:date>2015-02-12T23:58:20.831008004</dc:date>
    <meta:editing-duration>P0D</meta:editing-duration>
    <meta:editing-cycles>1</meta:editing-cycles>
    <meta:document-statistic meta:table-count="0" meta:image-count="0" meta:object-count="0" meta:page-count="2" meta:paragraph-count="96" meta:word-count="372" meta:character-count="2481" meta:non-whitespace-character-count="2021"/>
    <meta:generator>LibreOffice/4.2.7.2$Linux_X86_64 LibreOffice_project/420m0$Build-2</meta:generator>
  </office:meta>
</office:document-meta>
</file>